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 office:value-type="string" calcext:value-type="string">
            <text:p>200 in chapter 2</text:p>
          </table:table-cell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41050" calcext:value-type="float">
            <text:p>41050</text:p>
          </table:table-cell>
          <table:table-cell table:style-name="ce2" table:formula="of:=AVERAGE([.$B$2:.$B23])" office:value-type="float" office:value="1865.90909090909" calcext:value-type="float">
            <text:p>1865.9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41050" calcext:value-type="float">
            <text:p>41050</text:p>
          </table:table-cell>
          <table:table-cell table:style-name="ce2" table:formula="of:=AVERAGE([.$B$2:.$B24])" office:value-type="float" office:value="1784.78260869565" calcext:value-type="float">
            <text:p>1784.8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41050" calcext:value-type="float">
            <text:p>41050</text:p>
          </table:table-cell>
          <table:table-cell table:style-name="ce2" table:formula="of:=AVERAGE([.$B$2:.$B25])" office:value-type="float" office:value="1710.41666666667" calcext:value-type="float">
            <text:p>1710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41050" calcext:value-type="float">
            <text:p>41050</text:p>
          </table:table-cell>
          <table:table-cell table:style-name="ce2" table:formula="of:=AVERAGE([.$B$2:.$B26])" office:value-type="float" office:value="1642" calcext:value-type="float">
            <text:p>1642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41050" calcext:value-type="float">
            <text:p>41050</text:p>
          </table:table-cell>
          <table:table-cell table:style-name="ce2" table:formula="of:=AVERAGE([.$B$2:.$B27])" office:value-type="float" office:value="1578.84615384615" calcext:value-type="float">
            <text:p>1578.8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41050" calcext:value-type="float">
            <text:p>41050</text:p>
          </table:table-cell>
          <table:table-cell table:style-name="ce2" table:formula="of:=AVERAGE([.$B$2:.$B28])" office:value-type="float" office:value="1520.37037037037" calcext:value-type="float">
            <text:p>1520.4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1050" calcext:value-type="float">
            <text:p>41050</text:p>
          </table:table-cell>
          <table:table-cell table:style-name="ce2" table:formula="of:=AVERAGE([.$B$2:.$B29])" office:value-type="float" office:value="1466.07142857143" calcext:value-type="float">
            <text:p>1466.1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1050" calcext:value-type="float">
            <text:p>41050</text:p>
          </table:table-cell>
          <table:table-cell table:style-name="ce2" table:formula="of:=AVERAGE([.$B$2:.$B30])" office:value-type="float" office:value="1415.51724137931" calcext:value-type="float">
            <text:p>1415.5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1050" calcext:value-type="float">
            <text:p>41050</text:p>
          </table:table-cell>
          <table:table-cell table:style-name="ce2" table:formula="of:=AVERAGE([.$B$2:.$B31])" office:value-type="float" office:value="1368.33333333333" calcext:value-type="float">
            <text:p>1368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1050" calcext:value-type="float">
            <text:p>41050</text:p>
          </table:table-cell>
          <table:table-cell table:style-name="ce2" table:formula="of:=AVERAGE([.$B$2:.$B32])" office:value-type="float" office:value="1324.1935483871" calcext:value-type="float">
            <text:p>1324.2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1050" calcext:value-type="float">
            <text:p>41050</text:p>
          </table:table-cell>
          <table:table-cell table:style-name="ce2" table:formula="of:=AVERAGE([.$B$2:.$B33])" office:value-type="float" office:value="1282.8125" calcext:value-type="float">
            <text:p>1282.8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1050" calcext:value-type="float">
            <text:p>41050</text:p>
          </table:table-cell>
          <table:table-cell table:style-name="ce2" table:formula="of:=AVERAGE([.$B$2:.$B34])" office:value-type="float" office:value="1243.93939393939" calcext:value-type="float">
            <text:p>1243.9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1050" calcext:value-type="float">
            <text:p>41050</text:p>
          </table:table-cell>
          <table:table-cell table:style-name="ce2" table:formula="of:=AVERAGE([.$B$2:.$B35])" office:value-type="float" office:value="1207.35294117647" calcext:value-type="float">
            <text:p>1207.4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41050" calcext:value-type="float">
            <text:p>41050</text:p>
          </table:table-cell>
          <table:table-cell table:style-name="ce2" table:formula="of:=AVERAGE([.$B$2:.$B36])" office:value-type="float" office:value="1172.85714285714" calcext:value-type="float">
            <text:p>1172.9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41050" calcext:value-type="float">
            <text:p>41050</text:p>
          </table:table-cell>
          <table:table-cell table:style-name="ce2" table:formula="of:=AVERAGE([.$B$2:.$B37])" office:value-type="float" office:value="1140.27777777778" calcext:value-type="float">
            <text:p>1140.3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41050" calcext:value-type="float">
            <text:p>41050</text:p>
          </table:table-cell>
          <table:table-cell table:style-name="ce2" table:formula="of:=AVERAGE([.$B$2:.$B38])" office:value-type="float" office:value="1109.45945945946" calcext:value-type="float">
            <text:p>1109.5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41050" calcext:value-type="float">
            <text:p>41050</text:p>
          </table:table-cell>
          <table:table-cell table:style-name="ce2" table:formula="of:=AVERAGE([.$B$2:.$B39])" office:value-type="float" office:value="1080.26315789474" calcext:value-type="float">
            <text:p>1080.3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41050" calcext:value-type="float">
            <text:p>41050</text:p>
          </table:table-cell>
          <table:table-cell table:style-name="ce2" table:formula="of:=AVERAGE([.$B$2:.$B40])" office:value-type="float" office:value="1052.5641025641" calcext:value-type="float">
            <text:p>1052.6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41050" calcext:value-type="float">
            <text:p>41050</text:p>
          </table:table-cell>
          <table:table-cell table:style-name="ce2" table:formula="of:=AVERAGE([.$B$2:.$B41])" office:value-type="float" office:value="1026.25" calcext:value-type="float">
            <text:p>1026.3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41050" calcext:value-type="float">
            <text:p>41050</text:p>
          </table:table-cell>
          <table:table-cell table:style-name="ce2" table:formula="of:=AVERAGE([.$B$2:.$B42])" office:value-type="float" office:value="1001.21951219512" calcext:value-type="float">
            <text:p>1001.2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41050" calcext:value-type="float">
            <text:p>41050</text:p>
          </table:table-cell>
          <table:table-cell table:style-name="ce2" table:formula="of:=AVERAGE([.$B$2:.$B43])" office:value-type="float" office:value="977.380952380952" calcext:value-type="float">
            <text:p>977.4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41050" calcext:value-type="float">
            <text:p>41050</text:p>
          </table:table-cell>
          <table:table-cell table:style-name="ce2" table:formula="of:=AVERAGE([.$B$2:.$B44])" office:value-type="float" office:value="954.651162790698" calcext:value-type="float">
            <text:p>954.7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41050" calcext:value-type="float">
            <text:p>41050</text:p>
          </table:table-cell>
          <table:table-cell table:style-name="ce2" table:formula="of:=AVERAGE([.$B$2:.$B45])" office:value-type="float" office:value="932.954545454546" calcext:value-type="float">
            <text:p>933.0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41050" calcext:value-type="float">
            <text:p>41050</text:p>
          </table:table-cell>
          <table:table-cell table:style-name="ce2" table:formula="of:=AVERAGE([.$B$2:.$B46])" office:value-type="float" office:value="912.222222222222" calcext:value-type="float">
            <text:p>912.2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41050" calcext:value-type="float">
            <text:p>41050</text:p>
          </table:table-cell>
          <table:table-cell table:style-name="ce2" table:formula="of:=AVERAGE([.$B$2:.$B47])" office:value-type="float" office:value="892.391304347826" calcext:value-type="float">
            <text:p>892.4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23:43:37.480390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25T23:44:45.407927952</dc:date>
    <meta:editing-duration>PT5H56M4S</meta:editing-duration>
    <meta:editing-cycles>13</meta:editing-cycles>
    <meta:generator>LibreOffice/5.1.6.2$Linux_X86_64 LibreOffice_project/1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865.90909090909">
                <text:p>1865.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784.78260869565">
                <text:p>1784.78260869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710.41666666667">
                <text:p>1710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78.84615384615">
                <text:p>1578.8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20.37037037037">
                <text:p>1520.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466.07142857143">
                <text:p>1466.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415.51724137931">
                <text:p>1415.51724137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368.33333333333">
                <text:p>1368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324.1935483871">
                <text:p>1324.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282.8125">
                <text:p>1282.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243.93939393939">
                <text:p>1243.93939393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207.35294117647">
                <text:p>1207.3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172.85714285714">
                <text:p>1172.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140.27777777778">
                <text:p>1140.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109.45945945946">
                <text:p>1109.45945945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080.26315789474">
                <text:p>1080.26315789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052.5641025641">
                <text:p>1052.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026.25">
                <text:p>1026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001.21951219512">
                <text:p>1001.21951219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977.380952380952">
                <text:p>977.380952380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954.651162790698">
                <text:p>954.651162790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932.954545454546">
                <text:p>932.954545454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12.222222222222">
                <text:p>912.2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92.391304347826">
                <text:p>892.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